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3" style:master-page-name="MP0" style:family="paragraph">
      <style:paragraph-properties fo:break-before="page"/>
      <style:text-properties style:font-name="Times New Roman" style:font-name-complex="Times New Roman" fo:color="#000000" fo:font-size="16pt" style:font-size-asian="16pt" style:font-size-complex="16pt"/>
    </style:style>
    <style:style style:name="P2" style:parent-style-name="HorizontalLine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P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" style:parent-style-name="Заголовок3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6" style:parent-style-name="HorizontalLine" style:family="paragraph">
      <style:text-properties style:font-name="Times New Roman" style:font-name-complex="Times New Roman" fo:font-size="16pt" style:font-size-asian="16pt" style:font-size-complex="16pt"/>
    </style:style>
    <style:style style:name="P7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T8" style:parent-style-name="Основнойшрифтабзаца" style:family="text">
      <style:text-properties style:font-name="Times New Roman" style:font-name-complex="Times New Roman" fo:color="#5A5A5A" fo:font-size="16pt" style:font-size-asian="16pt" style:font-size-complex="16pt"/>
    </style:style>
    <style:style style:name="T9" style:parent-style-name="SourceText" style:family="text">
      <style:text-properties style:font-name="Times New Roman" style:font-name-complex="Times New Roman" fo:color="#C7254E" fo:font-size="16pt" style:font-size-asian="16pt" style:font-size-complex="16pt" fo:background-color="#F9F2F4"/>
    </style:style>
    <style:style style:name="T10" style:parent-style-name="Основнойшрифтабзаца" style:family="text">
      <style:text-properties style:font-name="Times New Roman" style:font-name-complex="Times New Roman" fo:color="#5A5A5A" fo:font-size="16pt" style:font-size-asian="16pt" style:font-size-complex="16pt"/>
    </style:style>
    <style:style style:name="P1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2" style:parent-style-name="Заголовок3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13" style:parent-style-name="HorizontalLine" style:family="paragraph">
      <style:text-properties style:font-name="Times New Roman" style:font-name-complex="Times New Roman" fo:font-size="16pt" style:font-size-asian="16pt" style:font-size-complex="16pt"/>
    </style:style>
    <style:style style:name="P14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P1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7" style:parent-style-name="Textbody" style:family="paragraph">
      <style:text-properties style:font-name="Times New Roman" style:font-name-complex="Times New Roman" fo:color="#5A5A5A" fo:font-size="16pt" style:font-size-asian="16pt" style:font-size-complex="16pt"/>
    </style:style>
    <style:style style:name="P18" style:parent-style-name="Textbody" style:family="paragraph">
      <style:paragraph-properties fo:margin-bottom="0.1041in"/>
      <style:text-properties style:font-name="Times New Roman" style:font-name-complex="Times New Roman" fo:color="#5A5A5A" fo:font-size="16pt" style:font-size-asian="16pt" style:font-size-complex="16pt"/>
    </style:style>
    <style:style style:name="P19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0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1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2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3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4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29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30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36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37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38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fo:hyphenate="true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P43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47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fo:hyphenate="true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428BCA" style:letter-kerning="false" fo:font-size="16pt" style:font-size-asian="16pt" style:font-size-complex="16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50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51" style:parent-style-name="Обычный" style:family="paragraph">
      <style:paragraph-properties style:vertical-align="auto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52" style:parent-style-name="Standard" style:family="paragraph">
      <style:text-properties style:font-name="Times New Roman" style:font-name-complex="Times New Roman" fo:font-size="16pt" style:font-size-asian="16pt" style:font-size-complex="16pt"/>
    </style:style>
  </office:automatic-styles>
  <office:body>
    <office:text text:use-soft-page-breaks="true">
      <text:h text:style-name="P1" text:outline-level="3"><text:bookmark-start text:name="pre-order-traversal"/><text:bookmark-end text:name="pre-order-traversal"/>Pre-order Traversal</text:h>
      <text:p text:style-name="P2"/>
      <text:p text:style-name="P3">Pre-order traversal is to visit the root first. Then traverse the left subtree. Finally, traverse the right subtree.</text:p>
      <text:p text:style-name="P4"/>
      <text:h text:style-name="P5" text:outline-level="3"><text:bookmark-start text:name="in-order-traversal"/><text:bookmark-end text:name="in-order-traversal"/>In-order Traversal</text:h>
      <text:p text:style-name="P6"/>
      <text:p text:style-name="P7">In-order traversal is to<text:s/>traverse the left subtree first. Then visit the root. Finally, traverse the right subtree.</text:p>
      <text:p text:style-name="Standard"><text:span text:style-name="T8">Typically, for<text:s/></text:span><text:span text:style-name="T9">binary search tree</text:span><text:span text:style-name="T10">, we can retrieve all the data in sorted order using in-order traversal.</text:span></text:p>
      <text:p text:style-name="P11"/>
      <text:h text:style-name="P12" text:outline-level="3"><text:bookmark-start text:name="post-order-traversal"/><text:bookmark-end text:name="post-order-traversal"/>Post-order Traversal</text:h>
      <text:p text:style-name="P13"/>
      <text:p text:style-name="P14">Post-order traversal is to traverse<text:s/>the left subtree first. Then traverse the right subtree. Finally, visit the root.</text:p>
      <text:p text:style-name="P15"/>
      <text:p text:style-name="P16"/>
      <text:p text:style-name="P17">It is worth noting that when you delete nodes in a tree, deletion process will be in post-order. That is to say, when you delete a node, you will delete its left child and<text:s/>its right child before you delete the node itself.</text:p>
      <text:p text:style-name="P18">Also, post-order is widely use in mathematical expression. It is easier to write a program to parse a post-order expression.</text:p>
      <text:p text:style-name="Standard"/>
      <text:p text:style-name="P19"/>
      <text:p text:style-name="P20"/>
      <text:p text:style-name="P21"/>
      <text:p text:style-name="P22"/>
      <text:p text:style-name="P23"/>
      <text:soft-page-break/>
      <text:p text:style-name="P24"><text:span text:style-name="T25">A </text:span><text:span text:style-name="T26">G</text:span><text:span text:style-name="T27">reedy</text:span><text:span text:style-name="T28"> algorithm builds up a solution by choosing the option that looks the best at every step.</text:span></text:p>
      <text:p text:style-name="P29">Say you're a cashier and need to give someone 67 cents (US) using as few coins as possible. How would you do it?</text:p>
      <text:p text:style-name="P30"><text:span text:style-name="T31">Whenever picking which coin to use, you'd take the highest-value coin you could. A quarter, another quarter, then a dime, a nickel, and finally two pennies. That's a </text:span><text:span text:style-name="T32">greedy</text:span><text:span text:style-name="T33"> algorithm, because you're always </text:span><text:span text:style-name="T34">greedily</text:span><text:span text:style-name="T35"> choosing the coin that covers the biggest portion of the remaining amount.</text:span></text:p>
      <text:p text:style-name="P36">Some other places where a greedy algorithm gets you the best solution:</text:p>
      <text:list text:style-name="LFO1" text:continue-numbering="true">
        <text:list-item>
          <text:p text:style-name="P37">Looking for a minimum spanning tree in a graph? At each step, greedily pick the cheapest edge that reaches a new vertex.</text:p>
        </text:list-item>
        <text:list-item>
          <text:p text:style-name="P38"><text:span text:style-name="T39">Trying to fit as many overlapping meetings as possible in a conference room?<text:s/></text:span><text:span text:style-name="T40">At each step, schedule the meeting that </text:span><text:span text:style-name="T41">ends</text:span><text:span text:style-name="T42"> earliest.</text:span></text:p>
        </text:list-item>
      </text:list>
      <text:p text:style-name="P43"><text:span text:style-name="T44">Careful: sometimes a greedy algorithm </text:span><text:span text:style-name="T45">doesn't</text:span><text:span text:style-name="T46"> give you an optimal solution:</text:span></text:p>
      <text:list text:style-name="LFO2" text:continue-numbering="true">
        <text:list-item>
          <text:p text:style-name="P47"><text:a xlink:href="https://www.interviewcake.com/question/cake-thief" office:target-frame-name="_top" xlink:show="replace"><text:span text:style-name="T48">When filling a duffel bag with cakes of different weights and values</text:span></text:a><text:span text:style-name="T49">, choosing the cake with the highest value per pound doesn't always produce the best haul.</text:span></text:p>
        </text:list-item>
        <text:list-item>
          <text:p text:style-name="P50">To find the cheapest route visiting a set of cities, choosing to visit the the cheapest city you haven't been to yet doesn't produce the cheapest overall itinerary.</text:p>
        </text:list-item>
      </text:list>
      <text:p text:style-name="P51">Validating that a greedy strategy always gets the best answer is tricky. Either prove that the answer produced by the greedy algorithm is as good as an optimal answer, or run through a rigorous set of test cases to convince your interviewer (and yourself) that its correct.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8-02-14T15:24:00Z</meta:creation-date>
    <dc:date>2018-03-18T16:45:00Z</dc:date>
    <meta:template xlink:href="Normal.dotm" xlink:type="simple"/>
    <meta:editing-cycles>2</meta:editing-cycles>
    <meta:editing-duration>PT240S</meta:editing-duration>
    <meta:document-statistic meta:page-count="2" meta:paragraph-count="4" meta:word-count="364" meta:character-count="2440" meta:row-count="17" meta:non-whitespace-character-count="2080"/>
  </office:meta>
</office:document-meta>
</file>